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Heading_20_4">
      <style:text-properties officeooo:rsid="000cec21" officeooo:paragraph-rsid="000cec21"/>
    </style:style>
    <style:style style:name="P2" style:family="paragraph" style:parent-style-name="Heading_20_4">
      <style:text-properties officeooo:rsid="000cec21" officeooo:paragraph-rsid="000df628"/>
    </style:style>
    <style:style style:name="P3" style:family="paragraph" style:parent-style-name="Heading_20_4">
      <style:text-properties officeooo:rsid="000f5271" officeooo:paragraph-rsid="000f5271"/>
    </style:style>
    <style:style style:name="P4" style:family="paragraph" style:parent-style-name="Heading_20_4">
      <style:text-properties officeooo:paragraph-rsid="0013d68f"/>
    </style:style>
    <style:style style:name="P5" style:family="paragraph" style:parent-style-name="Heading_20_4">
      <style:text-properties officeooo:paragraph-rsid="00157248"/>
    </style:style>
    <style:style style:name="P6" style:family="paragraph" style:parent-style-name="Heading_20_4">
      <style:text-properties officeooo:paragraph-rsid="0016c50b"/>
    </style:style>
    <style:style style:name="P7" style:family="paragraph" style:parent-style-name="Standard">
      <style:text-properties officeooo:rsid="000cec21" officeooo:paragraph-rsid="000cec21"/>
    </style:style>
    <style:style style:name="P8" style:family="paragraph" style:parent-style-name="Standard">
      <style:text-properties officeooo:rsid="000cec21" officeooo:paragraph-rsid="000df628"/>
    </style:style>
    <style:style style:name="P9" style:family="paragraph" style:parent-style-name="Standard">
      <style:text-properties officeooo:rsid="000cec21" officeooo:paragraph-rsid="00110fd0"/>
    </style:style>
    <style:style style:name="P10" style:family="paragraph" style:parent-style-name="Standard">
      <style:text-properties officeooo:rsid="000df628" officeooo:paragraph-rsid="000df628"/>
    </style:style>
    <style:style style:name="P11" style:family="paragraph" style:parent-style-name="Standard">
      <style:text-properties officeooo:paragraph-rsid="000df628"/>
    </style:style>
    <style:style style:name="P12" style:family="paragraph" style:parent-style-name="Standard">
      <style:text-properties officeooo:rsid="000f5271" officeooo:paragraph-rsid="000f5271"/>
    </style:style>
    <style:style style:name="P13" style:family="paragraph" style:parent-style-name="Standard">
      <style:text-properties officeooo:rsid="000f5271" officeooo:paragraph-rsid="00127618"/>
    </style:style>
    <style:style style:name="P14" style:family="paragraph" style:parent-style-name="Standard">
      <style:text-properties officeooo:paragraph-rsid="00127618"/>
    </style:style>
    <style:style style:name="P15" style:family="paragraph" style:parent-style-name="Standard">
      <style:text-properties officeooo:paragraph-rsid="0013d68f"/>
    </style:style>
    <style:style style:name="P16" style:family="paragraph" style:parent-style-name="Standard">
      <style:text-properties officeooo:paragraph-rsid="00157248"/>
    </style:style>
    <style:style style:name="P17" style:family="paragraph" style:parent-style-name="Standard">
      <style:text-properties officeooo:rsid="00157248" officeooo:paragraph-rsid="00157248"/>
    </style:style>
    <style:style style:name="P18" style:family="paragraph" style:parent-style-name="Text_20_body">
      <style:text-properties officeooo:rsid="000cec21" officeooo:paragraph-rsid="000cec21"/>
    </style:style>
    <style:style style:name="P19" style:family="paragraph" style:parent-style-name="Text_20_body">
      <style:text-properties officeooo:rsid="000cec21" officeooo:paragraph-rsid="000df628"/>
    </style:style>
    <style:style style:name="P20" style:family="paragraph" style:parent-style-name="Text_20_body">
      <style:text-properties officeooo:paragraph-rsid="000cec21"/>
    </style:style>
    <style:style style:name="P21" style:family="paragraph" style:parent-style-name="Text_20_body">
      <style:text-properties officeooo:paragraph-rsid="000df628"/>
    </style:style>
    <style:style style:name="P22" style:family="paragraph" style:parent-style-name="Text_20_body">
      <style:text-properties officeooo:paragraph-rsid="00157248"/>
    </style:style>
    <style:style style:name="P23" style:family="paragraph" style:parent-style-name="Text_20_body">
      <style:text-properties officeooo:paragraph-rsid="0016c50b"/>
    </style:style>
    <style:style style:name="P24" style:family="paragraph" style:parent-style-name="Preformatted_20_Text">
      <style:text-properties officeooo:rsid="000cec21" officeooo:paragraph-rsid="000cec21"/>
    </style:style>
    <style:style style:name="P25" style:family="paragraph" style:parent-style-name="Preformatted_20_Text">
      <style:text-properties officeooo:rsid="000cec21" officeooo:paragraph-rsid="000df628"/>
    </style:style>
    <style:style style:name="P26" style:family="paragraph" style:parent-style-name="Preformatted_20_Text">
      <style:text-properties officeooo:paragraph-rsid="000cec21"/>
    </style:style>
    <style:style style:name="P27" style:family="paragraph" style:parent-style-name="Preformatted_20_Text">
      <style:text-properties officeooo:paragraph-rsid="000df628"/>
    </style:style>
    <style:style style:name="P28" style:family="paragraph" style:parent-style-name="Preformatted_20_Text">
      <style:text-properties officeooo:rsid="000df628" officeooo:paragraph-rsid="000df628"/>
    </style:style>
    <style:style style:name="P29" style:family="paragraph" style:parent-style-name="Preformatted_20_Text">
      <style:text-properties officeooo:rsid="000f5271" officeooo:paragraph-rsid="000f5271"/>
    </style:style>
    <style:style style:name="P30" style:family="paragraph" style:parent-style-name="Preformatted_20_Text">
      <style:text-properties officeooo:paragraph-rsid="00127618"/>
    </style:style>
    <style:style style:name="P31" style:family="paragraph" style:parent-style-name="Preformatted_20_Text">
      <style:text-properties officeooo:paragraph-rsid="0013d68f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paragraph-rsid="0013d68f"/>
    </style:style>
    <style:style style:name="T1" style:family="text">
      <style:text-properties officeooo:rsid="000cec21"/>
    </style:style>
    <style:style style:name="T2" style:family="text">
      <style:text-properties officeooo:rsid="000df628"/>
    </style:style>
    <style:style style:name="T3" style:family="text">
      <style:text-properties fo:color="#ff3333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 style:text-underline-style="solid" style:text-underline-type="double" style:text-underline-width="auto" style:text-underline-color="font-color" fo:font-weight="bold" officeooo:rsid="000cec21" style:font-size-asian="12pt" style:font-weight-asian="bold" style:font-size-complex="12pt" style:font-weight-complex="bold"/>
    </style:style>
    <style:style style:name="T6" style:family="text">
      <style:text-properties officeooo:rsid="000f5271"/>
    </style:style>
    <style:style style:name="T7" style:family="text">
      <style:text-properties officeooo:rsid="00127618"/>
    </style:style>
    <style:style style:name="T8" style:family="text">
      <style:text-properties officeooo:rsid="0013d68f"/>
    </style:style>
    <style:style style:name="T9" style:family="text">
      <style:text-properties officeooo:rsid="001572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安装Git</text:h>
      <text:p text:style-name="P18">git</text:p>
      <text:h text:style-name="P1" text:outline-level="4">创建版本库</text:h>
      <text:p text:style-name="P18">1. 在本地创建一个空目录</text:p>
      <text:p text:style-name="P24"><text:span text:style-name="Source_20_Text">$ mkdir learngit</text:span></text:p>
      <text:p text:style-name="Preformatted_20_Text"><text:span text:style-name="Source_20_Text">$ cd learngit</text:span></text:p>
      <text:p text:style-name="Preformatted_20_Text"><text:span text:style-name="Source_20_Text">$ pwd</text:span></text:p>
      <text:p text:style-name="P32"><text:span text:style-name="Source_20_Text">/Users/michael/learngit</text:span></text:p>
      <text:p text:style-name="P20"><text:span text:style-name="T1">2. </text:span>通过<text:span text:style-name="Source_20_Text">git init</text:span>命令把这个目录变成Git可以管理的仓库</text:p>
      <text:p text:style-name="P26"><text:span text:style-name="Source_20_Text">$ git init</text:span></text:p>
      <text:p text:style-name="P32"><text:span text:style-name="Source_20_Text">Initialized empty Git repository in /Users/michael/learngit/.git/</text:span></text:p>
      <text:p text:style-name="Text_20_body"><text:span text:style-name="T1">3. 在本地目录创建</text:span>一个<text:span text:style-name="Source_20_Text">readme.txt</text:span>文件，内容如下：</text:p>
      <text:p text:style-name="Preformatted_20_Text"><text:span text:style-name="Source_20_Text">Git is a version control system.</text:span></text:p>
      <text:p text:style-name="P32"><text:span text:style-name="Source_20_Text">Git is free software.</text:span></text:p>
      <text:p text:style-name="P9">4. <text:span text:style-name="Source_20_Text">将文件添加到本地仓库 <text:s/></text:span><text:span text:style-name="Source_20_Text">add</text:span></text:p>
      <text:p text:style-name="P24"><text:span text:style-name="Source_20_Text">$ git add readme.txt</text:span></text:p>
      <text:p text:style-name="P7"><text:span text:style-name="Source_20_Text"/></text:p>
      <text:p text:style-name="P9"><text:span text:style-name="Source_20_Text">5. 讲文件提交到本地仓库 <text:s/></text:span><text:span text:style-name="Source_20_Text">commit</text:span></text:p>
      <text:p text:style-name="P24"><text:span text:style-name="Source_20_Text">$ git commit -m "wrote a readme file"</text:span></text:p>
      <text:p text:style-name="Preformatted_20_Text"><text:span text:style-name="Source_20_Text">[master (root-commit) eaadf4e] wrote a readme file</text:span></text:p>
      <text:p text:style-name="Preformatted_20_Text"><text:span text:style-name="Source_20_Text"><text:s/>1 file changed, 2 insertions(+)</text:span></text:p>
      <text:p text:style-name="P32"><text:span text:style-name="Source_20_Text"><text:s/>create mode 100644 readme.txt</text:span></text:p>
      <text:p text:style-name="P9"><text:span text:style-name="Source_20_Text">6. 查看本地仓库状态 </text:span><text:span text:style-name="Source_20_Text">status</text:span></text:p>
      <text:p text:style-name="P24"><text:span text:style-name="Source_20_Text">$ git status</text:span></text:p>
      <text:p text:style-name="Preformatted_20_Text"><text:span text:style-name="Source_20_Text">On branch master</text:span></text:p>
      <text:p text:style-name="Preformatted_20_Text"><text:span text:style-name="Source_20_Text">Changes not staged for commit:</text:span></text:p>
      <text:p text:style-name="Preformatted_20_Text"><text:span text:style-name="Source_20_Text"><text:s text:c="2"/>(use "git add &lt;file&gt;..." to update what will be committed)</text:span></text:p>
      <text:p text:style-name="Preformatted_20_Text"><text:span text:style-name="Source_20_Text"><text:s text:c="2"/>(use "git checkout -- &lt;file&gt;..." to discard changes in working directory)</text:span></text:p>
      <text:p text:style-name="Preformatted_20_Text"/>
      <text:p text:style-name="Preformatted_20_Text"><text:span text:style-name="Source_20_Text"><text:s text:c="4"/>modified: <text:s text:c="2"/>readme.txt</text:span></text:p>
      <text:p text:style-name="Preformatted_20_Text"/>
      <text:p text:style-name="P32"><text:span text:style-name="Source_20_Text">no changes added to commit (use "git add" and/or "git commit -a")</text:span></text:p>
      <text:p text:style-name="P9"><text:span text:style-name="Source_20_Text"><text:span text:style-name="T2">7. 查看未提交文件的修改内容 <text:s/></text:span></text:span><text:span text:style-name="Source_20_Text">diff</text:span></text:p>
      <text:p text:style-name="P25"><text:span text:style-name="Source_20_Text">$ git diff readme.txt </text:span></text:p>
      <text:p text:style-name="Preformatted_20_Text"><text:span text:style-name="Source_20_Text">diff --git a/readme.txt b/readme.txt</text:span></text:p>
      <text:p text:style-name="Preformatted_20_Text"><text:span text:style-name="Source_20_Text">index 46d49bf..9247db6 100644</text:span></text:p>
      <text:p text:style-name="Preformatted_20_Text"><text:span text:style-name="Source_20_Text">--- a/readme.txt</text:span></text:p>
      <text:p text:style-name="Preformatted_20_Text"><text:span text:style-name="Source_20_Text">+++ b/readme.txt</text:span></text:p>
      <text:p text:style-name="Preformatted_20_Text"><text:span text:style-name="Source_20_Text">@@ -1,2 +1,2 @@</text:span></text:p>
      <text:p text:style-name="Preformatted_20_Text"><text:span text:style-name="Source_20_Text">-Git is a version control system.</text:span></text:p>
      <text:p text:style-name="Preformatted_20_Text"><text:span text:style-name="Source_20_Text">+Git is a distributed version control system.</text:span></text:p>
      <text:p text:style-name="P32"><text:span text:style-name="Source_20_Text"><text:s/>Git is free software.</text:span></text:p>
      <text:p text:style-name="P21"><text:span text:style-name="Source_20_Text"><text:span text:style-name="T1">git diff HEAD -- readme.txt</text:span></text:span><text:span text:style-name="Source_20_Text">命令可以查看工作区和版本库里面最新版本的区别</text:span></text:p>
      <text:p text:style-name="P25"><text:soft-page-break/><text:span text:style-name="Source_20_Text">$ git diff HEAD -- readme.txt </text:span></text:p>
      <text:p text:style-name="Preformatted_20_Text"><text:span text:style-name="Source_20_Text">diff --git a/readme.txt b/readme.txt</text:span></text:p>
      <text:p text:style-name="Preformatted_20_Text"><text:span text:style-name="Source_20_Text">index 76d770f..a9c5755 100644</text:span></text:p>
      <text:p text:style-name="Preformatted_20_Text"><text:span text:style-name="Source_20_Text">--- a/readme.txt</text:span></text:p>
      <text:p text:style-name="Preformatted_20_Text"><text:span text:style-name="Source_20_Text">+++ b/readme.txt</text:span></text:p>
      <text:p text:style-name="Preformatted_20_Text"><text:span text:style-name="Source_20_Text">@@ -1,4 +1,4 @@</text:span></text:p>
      <text:p text:style-name="Preformatted_20_Text"><text:span text:style-name="Source_20_Text"><text:s/>Git is a distributed version control system.</text:span></text:p>
      <text:p text:style-name="Preformatted_20_Text"><text:span text:style-name="Source_20_Text"><text:s/>Git is free software distributed under the GPL.</text:span></text:p>
      <text:p text:style-name="Preformatted_20_Text"><text:span text:style-name="Source_20_Text"><text:s/>Git has a mutable index called stage.</text:span></text:p>
      <text:p text:style-name="Preformatted_20_Text"><text:span text:style-name="Source_20_Text">-Git tracks changes.</text:span></text:p>
      <text:p text:style-name="P32"><text:span text:style-name="Source_20_Text">+Git tracks changes of files.</text:span></text:p>
      <text:p text:style-name="P19"><text:span text:style-name="Source_20_Text"/></text:p>
      <text:h text:style-name="P2" text:outline-level="4"><text:span text:style-name="Source_20_Text">版本回退</text:span></text:h>
      <text:p text:style-name="P8"><text:span text:style-name="Source_20_Text"><text:span text:style-name="T2">1. </text:span></text:span><text:span text:style-name="Source_20_Text">查看历史记录</text:span></text:p>
      <text:p text:style-name="P25"><text:span text:style-name="Source_20_Text">$ git log</text:span></text:p>
      <text:p text:style-name="Preformatted_20_Text"><text:span text:style-name="Source_20_Text">commit 1094adb7b9b3807259d8cb349e7df1d4d6477073 (HEAD -&gt; master)</text:span></text:p>
      <text:p text:style-name="Preformatted_20_Text"><text:span text:style-name="Source_20_Text">Author: Michael Liao &lt;askxuefeng@gmail.com&gt;</text:span></text:p>
      <text:p text:style-name="Preformatted_20_Text"><text:span text:style-name="Source_20_Text">Date: <text:s text:c="2"/>Fri May 18 21:06:15 2018 +0800</text:span></text:p>
      <text:p text:style-name="Preformatted_20_Text"/>
      <text:p text:style-name="Preformatted_20_Text"><text:span text:style-name="Source_20_Text"><text:s text:c="4"/>append GPL</text:span></text:p>
      <text:p text:style-name="Preformatted_20_Text"/>
      <text:p text:style-name="Preformatted_20_Text"><text:span text:style-name="Source_20_Text">commit e475afc93c209a690c39c13a46716e8fa000c366</text:span></text:p>
      <text:p text:style-name="Preformatted_20_Text"><text:span text:style-name="Source_20_Text">Author: Michael Liao &lt;askxuefeng@gmail.com&gt;</text:span></text:p>
      <text:p text:style-name="Preformatted_20_Text"><text:span text:style-name="Source_20_Text">Date: <text:s text:c="2"/>Fri May 18 21:03:36 2018 +0800</text:span></text:p>
      <text:p text:style-name="Preformatted_20_Text"/>
      <text:p text:style-name="Preformatted_20_Text"><text:span text:style-name="Source_20_Text"><text:s text:c="4"/>add distributed</text:span></text:p>
      <text:p text:style-name="Preformatted_20_Text"/>
      <text:p text:style-name="Preformatted_20_Text"><text:span text:style-name="Source_20_Text">commit eaadf4e385e865d25c48e7ca9c8395c3f7dfaef0</text:span></text:p>
      <text:p text:style-name="Preformatted_20_Text"><text:span text:style-name="Source_20_Text">Author: Michael Liao &lt;askxuefeng@gmail.com&gt;</text:span></text:p>
      <text:p text:style-name="Preformatted_20_Text"><text:span text:style-name="Source_20_Text">Date: <text:s text:c="2"/>Fri May 18 20:59:18 2018 +0800</text:span></text:p>
      <text:p text:style-name="Preformatted_20_Text"/>
      <text:p text:style-name="P32"><text:span text:style-name="Source_20_Text"><text:s text:c="4"/>wrote a readme file</text:span></text:p>
      <text:p text:style-name="P8"/>
      <text:p text:style-name="P25"><text:span text:style-name="Source_20_Text">$ git log </text:span><text:span text:style-name="Source_20_Text"><text:span text:style-name="T3">--pretty=oneline</text:span></text:span></text:p>
      <text:p text:style-name="Preformatted_20_Text"><text:span text:style-name="Source_20_Text">1094adb7b9b3807259d8cb349e7df1d4d6477073 (HEAD -&gt; master) append GPL</text:span></text:p>
      <text:p text:style-name="Preformatted_20_Text"><text:span text:style-name="Source_20_Text">e475afc93c209a690c39c13a46716e8fa000c366 add distributed</text:span></text:p>
      <text:p text:style-name="P32"><text:span text:style-name="Source_20_Text">eaadf4e385e865d25c48e7ca9c8395c3f7dfaef0 wrote a readme file</text:span></text:p>
      <text:p text:style-name="P11"><text:span text:style-name="T2">2. 版本回退 <text:s/></text:span><text:span text:style-name="Source_20_Text">git reset</text:span>命令</text:p>
      <text:p text:style-name="P11">上一个版本就是<text:span text:style-name="Source_20_Text">HEAD^</text:span>，上上一个版本就是<text:span text:style-name="Source_20_Text">HEAD^^</text:span>，当然往上100个版本写100个<text:span text:style-name="Source_20_Text">^</text:span>比较容易数不过来，所以写成<text:span text:style-name="Source_20_Text">HEAD~100</text:span></text:p>
      <text:p text:style-name="P27"><text:span text:style-name="Source_20_Text">$ git reset --hard HEAD^</text:span></text:p>
      <text:p text:style-name="P32"><text:span text:style-name="Source_20_Text">HEAD is now at e475afc add distributed</text:span></text:p>
      <text:p text:style-name="P11"/>
      <text:p text:style-name="P10">通过指定的提交id回退</text:p>
      <text:p text:style-name="P28"><text:span text:style-name="Source_20_Text">$ git reset --hard 1094a</text:span></text:p>
      <text:p text:style-name="P10"/>
      <text:p text:style-name="P12">3. 查看每次操作git的命令<text:span text:style-name="Source_20_Text">git reflog</text:span></text:p>
      <text:p text:style-name="P29"><text:span text:style-name="Source_20_Text">$ git reflog</text:span></text:p>
      <text:p text:style-name="Preformatted_20_Text"><text:span text:style-name="Source_20_Text">e475afc HEAD@{1}: reset: moving to HEAD^</text:span></text:p>
      <text:p text:style-name="Preformatted_20_Text"><text:span text:style-name="Source_20_Text">1094adb (HEAD -&gt; master) HEAD@{2}: commit: append GPL</text:span></text:p>
      <text:p text:style-name="Preformatted_20_Text"><text:span text:style-name="Source_20_Text">e475afc HEAD@{3}: commit: add distributed</text:span></text:p>
      <text:p text:style-name="P32"><text:span text:style-name="Source_20_Text">eaadf4e HEAD@{4}: commit (initial): wrote a readme file</text:span></text:p>
      <text:p text:style-name="P12"><text:soft-page-break/><text:span text:style-name="Source_20_Text"><text:span text:style-name="T4"/></text:span></text:p>
      <text:h text:style-name="P3" text:outline-level="4"><text:span text:style-name="Source_20_Text"><text:span text:style-name="T5">撤销修改</text:span></text:span></text:h>
      <text:p text:style-name="P13"><text:span text:style-name="Source_20_Text"><text:span text:style-name="T7">1. </text:span></text:span><text:span text:style-name="Source_20_Text">未提交到暂存区的操作 <text:s/>git checkout – file</text:span>可以丢弃工作区的修改</text:p>
      <text:p text:style-name="P29"><text:span text:style-name="Source_20_Text">$ git checkout -- readme.txt</text:span></text:p>
      <text:p text:style-name="P12"/>
      <text:p text:style-name="P14"><text:span text:style-name="Source_20_Text"><text:span text:style-name="T6">2. 提交到暂存区的操作 </text:span></text:span><text:span text:style-name="Source_20_Text">git reset HEAD &lt;file&gt;</text:span></text:p>
      <text:p text:style-name="P30"><text:span text:style-name="Source_20_Text">$ git reset HEAD readme.txt</text:span></text:p>
      <text:p text:style-name="Preformatted_20_Text"><text:span text:style-name="Source_20_Text">Unstaged changes after reset:</text:span></text:p>
      <text:p text:style-name="P32"><text:span text:style-name="Source_20_Text">M <text:s text:c="3"/>readme.txt</text:span></text:p>
      <text:p text:style-name="P32"><text:span text:style-name="Source_20_Text"/></text:p>
      <text:p text:style-name="P32"><text:span text:style-name="Source_20_Text">$ git checkout -- readme.txt</text:span></text:p>
      <text:p text:style-name="Preformatted_20_Text"/>
      <text:p text:style-name="Preformatted_20_Text"><text:span text:style-name="Source_20_Text">$ git status</text:span></text:p>
      <text:p text:style-name="Preformatted_20_Text"><text:span text:style-name="Source_20_Text">On branch master</text:span></text:p>
      <text:p text:style-name="P32"><text:span text:style-name="Source_20_Text">nothing to commit, working tree clean</text:span></text:p>
      <text:p text:style-name="P32"><text:span text:style-name="Source_20_Text"/></text:p>
      <text:p text:style-name="P15"><text:span text:style-name="Source_20_Text"><text:span text:style-name="T8">3. 提交到版本库回退 git reset --hard HEAD^</text:span></text:span></text:p>
      <text:p text:style-name="P31"><text:span text:style-name="Source_20_Text">$ git reset --hard HEAD^</text:span></text:p>
      <text:p text:style-name="P33"><text:span text:style-name="Source_20_Text">HEAD is now at e475afc add distributed</text:span></text:p>
      <text:h text:style-name="P4" text:outline-level="4"><text:span text:style-name="Source_20_Text">远程仓库</text:span></text:h>
      <text:p text:style-name="P16"><text:span text:style-name="Source_20_Text"><text:span text:style-name="T9">1. </text:span></text:span><text:span text:style-name="Source_20_Text">创建SSH Key</text:span></text:p>
      <text:p text:style-name="P31"><text:span text:style-name="Source_20_Text">$ ssh-keygen -t rsa -C "youremail@example.com"</text:span></text:p>
      <text:p text:style-name="P17"/>
      <text:p text:style-name="P16"><text:span text:style-name="Source_20_Text"><text:span text:style-name="T9">2. </text:span></text:span><text:span text:style-name="Source_20_Text">登陆GitHub，打开“Account settings”，“SSH Keys”页面：</text:span></text:p>
      <text:p text:style-name="Text_20_body"><text:span text:style-name="Source_20_Text">然后，点“Add SSH Key”，填上任意Title，在Key文本框里粘贴id_rsa.pub文件的内容：</text:span></text:p>
      <text:p text:style-name="P16"/>
      <text:h text:style-name="P5" text:outline-level="4">创建与合并分支</text:h>
      <text:p text:style-name="P16"/>
      <text:p text:style-name="P22">Git鼓励大量使用分支：</text:p>
      <text:p text:style-name="Text_20_body">查看分支：<text:span text:style-name="Source_20_Text">git branch</text:span></text:p>
      <text:p text:style-name="Text_20_body">创建分支：<text:span text:style-name="Source_20_Text">git branch &lt;name&gt;</text:span></text:p>
      <text:p text:style-name="Text_20_body">切换分支：<text:span text:style-name="Source_20_Text">git checkout &lt;name&gt;</text:span></text:p>
      <text:p text:style-name="Text_20_body">创建+切换分支：<text:span text:style-name="Source_20_Text">git checkout -b &lt;name&gt;</text:span></text:p>
      <text:p text:style-name="Text_20_body">合并某分支到当前分支：<text:span text:style-name="Source_20_Text">git merge &lt;name&gt;</text:span></text:p>
      <text:p text:style-name="Text_20_body">删除分支：<text:span text:style-name="Source_20_Text">git branch -d &lt;name&gt;</text:span></text:p>
      <text:p text:style-name="Text_20_body"><text:span text:style-name="Source_20_Text"/></text:p>
      <text:h text:style-name="P6" text:outline-level="4"><text:span text:style-name="Source_20_Text">提交日志查看</text:span></text:h>
      <text:p text:style-name="P23"/>
      <text:p text:style-name="P32"><text:span text:style-name="Source_20_Text">git log --graph --pretty=oneline --abbrev-commit</text:span></text:p>
      <text:p text:style-name="Text_20_body"><text:span text:style-name="Source_20_Text">设置本地库到远程库的链接</text:span></text:p>
      <text:p text:style-name="Preformatted_20_Text"><text:span text:style-name="Source_20_Text">$ git branch --set-upstream-to=origin/dev dev</text:span></text:p>
      <text:p text:style-name="P32"><text:span text:style-name="Source_20_Text">Branch 'dev' set up to track remote branch 'dev' from 'origin'</text:span></text:p>
      <text:p text:style-name="Text_20_body"><text:soft-page-break/><text:span text:style-name="Source_20_Text"/></text:p>
      <text:p text:style-name="P16"/>
      <text:p text:style-name="P31"><text:span text:style-name="Source_20_Text"/></text:p>
      <text:p text:style-name="P15"><text:span text:style-name="Source_20_Text"/></text:p>
      <text:p text:style-name="P31"><text:span text:style-name="Source_20_Text"/></text:p>
      <text:p text:style-name="P15"/>
      <text:p text:style-name="P3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思源黑体 CN Regular" style:font-family-asian="'思源黑体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.049cm" fo:border="0.06pt solid #000000" style:shadow="none" style:writing-mode="pag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08:08:59.607964798</meta:creation-date>
    <dc:date>2018-08-25T12:00:25.640917860</dc:date>
    <meta:editing-duration>PT3H31M</meta:editing-duration>
    <meta:editing-cycles>9</meta:editing-cycles>
    <meta:generator>LibreOffice/5.2.3.3$Linux_X86_64 LibreOffice_project/20$Build-3</meta:generator>
    <meta:document-statistic meta:table-count="0" meta:image-count="0" meta:object-count="0" meta:page-count="4" meta:paragraph-count="114" meta:word-count="815" meta:character-count="3373" meta:non-whitespace-character-count="2972"/>
  </office:meta>
</office:document-meta>
</file>